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60000046FD0B30E9C.jpg"/>
  <manifest:file-entry manifest:media-type="image/jpeg" manifest:full-path="Pictures/10000000000002B60000046F03972DC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totypen UI</text:p>
      <text:p text:style-name="P1"/>
      <text:p text:style-name="P1"><draw:frame draw:style-name="fr1" draw:name="Grafik1" text:anchor-type="paragraph" svg:x="8.428cm" svg:y="0.196cm" svg:width="8.165cm" svg:height="13.353cm" draw:z-index="0"><draw:image xlink:href="Pictures/10000000000002B60000046FD0B30E9C.jpg" xlink:type="simple" xlink:show="embed" xlink:actuate="onLoad"/></draw:frame><draw:frame draw:style-name="fr1" draw:name="Grafik2" text:anchor-type="paragraph" svg:x="0.132cm" svg:y="0.25cm" svg:width="8.147cm" svg:height="13.324cm" draw:z-index="1"><draw:image xlink:href="Pictures/10000000000002B60000046F03972DC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07:59:02.26</meta:creation-date>
    <dc:date>2015-12-04T23:47:04.76</dc:date>
    <meta:editing-duration>PT2H17M15S</meta:editing-duration>
    <meta:editing-cycles>4</meta:editing-cycles>
    <meta:generator>OpenOffice/4.1.1$Win32 OpenOffice.org_project/411m6$Build-9775</meta:generator>
    <meta:document-statistic meta:table-count="0" meta:image-count="2" meta:object-count="0" meta:page-count="1" meta:paragraph-count="1" meta:word-count="2" meta:character-count="13"/>
  </office:meta>
</office:document-meta>
</file>